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00000003A9800000BB81F6B0E31.png" manifest:media-type=""/>
  <manifest:file-entry manifest:full-path="Pictures/1000000000002EE000000BB89E448DC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669cm" svg:height="5.333cm" svg:x="0.635cm" svg:y="1.905cm">
          <draw:image xlink:href="Pictures/1000000000003A9800000BB81F6B0E31.png" xlink:type="simple" xlink:show="embed" xlink:actuate="onLoad">
            <text:p/>
          </draw:image>
        </draw:frame>
        <draw:frame draw:style-name="gr1" draw:text-style-name="P1" draw:layer="layout" svg:width="26.669cm" svg:height="6.666cm" svg:x="0.635cm" svg:y="12.065cm">
          <draw:image xlink:href="Pictures/1000000000002EE000000BB89E448D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1.2.3$Windows_x86 LibreOffice_project/40b2d7fde7e8d2d7bc5a449dc65df4d08a7dd38</meta:generator>
    <dc:date>2013-10-17T18:52:45.453000000</dc:date>
    <dc:creator>Christopher Elliott</dc:creator>
    <meta:document-statistic meta:object-count="2"/>
  </office:meta>
</office:document-meta>
</file>